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4"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6"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T1" style:family="text">
      <style:text-properties officeooo:rsid="0022a2c8"/>
    </style:style>
    <style:style style:name="T2" style:family="text">
      <style:text-properties officeooo:rsid="003d09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اسمه تعالی</text:p>
      <text:p text:style-name="P2">مراجع پایان‌نامه</text:p>
      <text:p text:style-name="P2">برنامه‌های جانبی</text:p>
      <text:p text:style-name="P3">مقدمّه</text:p>
      <text:p text:style-name="P3">نتیجه‌گیری</text:p>
      <text:p text:style-name="P3">روش‌های مختلف</text:p>
      <text:p text:style-name="P3">انتگرال‌گیری عددی</text:p>
      <text:p text:style-name="P3">اجزاء محدود</text:p>
      <text:p text:style-name="P4">آزمون‌های غیر مخرّب</text:p>
      <text:p text:style-name="P4">تصویربردار<text:span text:style-name="T1">ی با کمک ظرفیت خازنی</text:span></text:p>
      <text:p text:style-name="P5">نحوه‌ی م</text:p>
      <text:p text:style-name="P6">Precise calculation of electrical capacitance by means of quadruple integrals in method of moments technique</text:p>
      <text:p text:style-name="P5">محاسبه دقیق ظرفیت الکتریکی با استفاده از انتگرال های چهارگانه در روش گشتاور</text:p>
      <text:p text:style-name="P6">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5">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6">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5"><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6">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5">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6">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5">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6">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5">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6">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5">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6">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5">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6">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5">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2-12-29T12:19:06.573115590</dc:date>
    <meta:editing-duration>PT52M16S</meta:editing-duration>
    <meta:editing-cycles>4</meta:editing-cycles>
    <meta:document-statistic meta:table-count="0" meta:image-count="0" meta:object-count="0" meta:page-count="4" meta:paragraph-count="29" meta:word-count="1408" meta:character-count="8245" meta:non-whitespace-character-count="6867"/>
  </office:meta>
</office:document-meta>
</file>